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fj_avg</text:p>
          </table:table-cell>
          <table:table-cell office:value-type="string" calcext:value-type="string">
            <text:p>fj_var</text:p>
          </table:table-cell>
          <table:table-cell office:value-type="string" calcext:value-type="string">
            <text:p>bc_avg</text:p>
          </table:table-cell>
          <table:table-cell office:value-type="string" calcext:value-type="string">
            <text:p>bc_var</text:p>
          </table:table-cell>
          <table:table-cell office:value-type="string" calcext:value-type="string">
            <text:p>real_fj_avg</text:p>
          </table:table-cell>
          <table:table-cell office:value-type="string" calcext:value-type="string">
            <text:p>real_fj_var</text:p>
          </table:table-cell>
          <table:table-cell office:value-type="string" calcext:value-type="string">
            <text:p>real_bc_avg</text:p>
          </table:table-cell>
          <table:table-cell office:value-type="string" calcext:value-type="string">
            <text:p>real_bc_va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939215" calcext:value-type="float">
            <text:p>0.939215</text:p>
          </table:table-cell>
          <table:table-cell office:value-type="float" office:value="0.000986" calcext:value-type="float">
            <text:p>0.000986</text:p>
          </table:table-cell>
          <table:table-cell office:value-type="float" office:value="0.968383" calcext:value-type="float">
            <text:p>0.968383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942588" calcext:value-type="float">
            <text:p>0.942588</text:p>
          </table:table-cell>
          <table:table-cell office:value-type="float" office:value="0.001404" calcext:value-type="float">
            <text:p>0.001404</text:p>
          </table:table-cell>
          <table:table-cell office:value-type="float" office:value="0.97006" calcext:value-type="float">
            <text:p>0.97006</text:p>
          </table:table-cell>
          <table:table-cell office:value-type="float" office:value="0.000401" calcext:value-type="float">
            <text:p>0.000401</text:p>
          </table:table-cell>
        </table:table-row>
        <table:table-row table:style-name="ro1">
          <table:table-cell office:value-type="string" calcext:value-type="string">
            <text:p>Arbetarepartiet- Socialdemokraterna</text:p>
          </table:table-cell>
          <table:table-cell office:value-type="float" office:value="0.952213" calcext:value-type="float">
            <text:p>0.952213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975453" calcext:value-type="float">
            <text:p>0.975453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956912" calcext:value-type="float">
            <text:p>0.956912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977877" calcext:value-type="float">
            <text:p>0.977877</text:p>
          </table:table-cell>
          <table:table-cell office:value-type="float" office:value="0.000106" calcext:value-type="float">
            <text:p>0.000106</text:p>
          </table:table-cell>
        </table:table-row>
        <table:table-row table:style-name="ro1">
          <table:table-cell office:value-type="string" calcext:value-type="string">
            <text:p>Bündnis 90/Die Grünen</text:p>
          </table:table-cell>
          <table:table-cell office:value-type="float" office:value="0.940458" calcext:value-type="float">
            <text:p>0.940458</text:p>
          </table:table-cell>
          <table:table-cell office:value-type="float" office:value="0.002378" calcext:value-type="float">
            <text:p>0.002378</text:p>
          </table:table-cell>
          <table:table-cell office:value-type="float" office:value="0.968656" calcext:value-type="float">
            <text:p>0.968656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945618" calcext:value-type="float">
            <text:p>0.945618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.971305" calcext:value-type="float">
            <text:p>0.971305</text:p>
          </table:table-cell>
          <table:table-cell office:value-type="float" office:value="0.000778" calcext:value-type="float">
            <text:p>0.000778</text:p>
          </table:table-cell>
        </table:table-row>
        <table:table-row table:style-name="ro1">
          <table:table-cell office:value-type="string" calcext:value-type="string">
            <text:p>Christen Democratisch Appel</text:p>
          </table:table-cell>
          <table:table-cell office:value-type="float" office:value="0.955553" calcext:value-type="float">
            <text:p>0.955553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977202" calcext:value-type="float">
            <text:p>0.977202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952513" calcext:value-type="float">
            <text:p>0.952513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975606" calcext:value-type="float">
            <text:p>0.975606</text:p>
          </table:table-cell>
          <table:table-cell office:value-type="float" office:value="0.000075" calcext:value-type="float">
            <text:p>7.5E-05</text:p>
          </table:table-cell>
        </table:table-row>
        <table:table-row table:style-name="ro1">
          <table:table-cell office:value-type="string" calcext:value-type="string">
            <text:p>Christlich Demokratische Union Deutschlands</text:p>
          </table:table-cell>
          <table:table-cell office:value-type="float" office:value="0.95139" calcext:value-type="float">
            <text:p>0.95139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974971" calcext:value-type="float">
            <text:p>0.97497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94521" calcext:value-type="float">
            <text:p>0.94521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0.971634" calcext:value-type="float">
            <text:p>0.971634</text:p>
          </table:table-cell>
          <table:table-cell office:value-type="float" office:value="0.000207" calcext:value-type="float">
            <text:p>0.000207</text:p>
          </table:table-cell>
        </table:table-row>
        <table:table-row table:style-name="ro1">
          <table:table-cell office:value-type="string" calcext:value-type="string">
            <text:p>Christlich-Soziale Union in Bayern e.V.</text:p>
          </table:table-cell>
          <table:table-cell office:value-type="float" office:value="0.986091" calcext:value-type="float">
            <text:p>0.98609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992991" calcext:value-type="float">
            <text:p>0.99299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98849" calcext:value-type="float">
            <text:p>0.98849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994209" calcext:value-type="float">
            <text:p>0.994209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string" calcext:value-type="string">
            <text:p>Citizens for European Development of Bulgaria</text:p>
          </table:table-cell>
          <table:table-cell office:value-type="float" office:value="0.978378" calcext:value-type="float">
            <text:p>0.978378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989042" calcext:value-type="float">
            <text:p>0.989042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956099" calcext:value-type="float">
            <text:p>0.956099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977376" calcext:value-type="float">
            <text:p>0.977376</text:p>
          </table:table-cell>
          <table:table-cell office:value-type="float" office:value="0.000183" calcext:value-type="float">
            <text:p>0.000183</text:p>
          </table:table-cell>
        </table:table-row>
        <table:table-row table:style-name="ro1">
          <table:table-cell office:value-type="string" calcext:value-type="string">
            <text:p>Conservative Party</text:p>
          </table:table-cell>
          <table:table-cell office:value-type="float" office:value="0.805708" calcext:value-type="float">
            <text:p>0.805708</text:p>
          </table:table-cell>
          <table:table-cell office:value-type="float" office:value="0.038972" calcext:value-type="float">
            <text:p>0.038972</text:p>
          </table:table-cell>
          <table:table-cell office:value-type="float" office:value="0.877858" calcext:value-type="float">
            <text:p>0.877858</text:p>
          </table:table-cell>
          <table:table-cell office:value-type="float" office:value="0.017712" calcext:value-type="float">
            <text:p>0.017712</text:p>
          </table:table-cell>
          <table:table-cell office:value-type="float" office:value="0.811162" calcext:value-type="float">
            <text:p>0.811162</text:p>
          </table:table-cell>
          <table:table-cell office:value-type="float" office:value="0.043029" calcext:value-type="float">
            <text:p>0.043029</text:p>
          </table:table-cell>
          <table:table-cell office:value-type="float" office:value="0.879726" calcext:value-type="float">
            <text:p>0.879726</text:p>
          </table:table-cell>
          <table:table-cell office:value-type="float" office:value="0.019559" calcext:value-type="float">
            <text:p>0.019559</text:p>
          </table:table-cell>
        </table:table-row>
        <table:table-row table:style-name="ro1">
          <table:table-cell office:value-type="string" calcext:value-type="string">
            <text:p>DIE LINKE.</text:p>
          </table:table-cell>
          <table:table-cell office:value-type="float" office:value="0.934864" calcext:value-type="float">
            <text:p>0.934864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966127" calcext:value-type="float">
            <text:p>0.96612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934864" calcext:value-type="float">
            <text:p>0.934864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966127" calcext:value-type="float">
            <text:p>0.966127</text:p>
          </table:table-cell>
          <table:table-cell office:value-type="float" office:value="0.000214" calcext:value-type="float">
            <text:p>0.000214</text:p>
          </table:table-cell>
        </table:table-row>
        <table:table-row table:style-name="ro1">
          <table:table-cell office:value-type="string" calcext:value-type="string">
            <text:p>Democraten 66</text:p>
          </table:table-cell>
          <table:table-cell office:value-type="float" office:value="0.969406" calcext:value-type="float">
            <text:p>0.969406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984417" calcext:value-type="float">
            <text:p>0.98441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981419" calcext:value-type="float">
            <text:p>0.981419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990602" calcext:value-type="float">
            <text:p>0.990602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Die Grünen - Die Grüne Alternative</text:p>
          </table:table-cell>
          <table:table-cell office:value-type="float" office:value="0.902378" calcext:value-type="float">
            <text:p>0.902378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947756" calcext:value-type="float">
            <text:p>0.947756</text:p>
          </table:table-cell>
          <table:table-cell office:value-type="float" office:value="0.000956" calcext:value-type="float">
            <text:p>0.000956</text:p>
          </table:table-cell>
          <table:table-cell office:value-type="float" office:value="0.904973" calcext:value-type="float">
            <text:p>0.904973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.949249" calcext:value-type="float">
            <text:p>0.949249</text:p>
          </table:table-cell>
          <table:table-cell office:value-type="float" office:value="0.000894" calcext:value-type="float">
            <text:p>0.000894</text:p>
          </table:table-cell>
        </table:table-row>
        <table:table-row table:style-name="ro1">
          <table:table-cell office:value-type="string" calcext:value-type="string">
            <text:p>Europe Écologie</text:p>
          </table:table-cell>
          <table:table-cell office:value-type="float" office:value="0.92027" calcext:value-type="float">
            <text:p>0.92027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957483" calcext:value-type="float">
            <text:p>0.957483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917367" calcext:value-type="float">
            <text:p>0.917367</text:p>
          </table:table-cell>
          <table:table-cell office:value-type="float" office:value="0.004214" calcext:value-type="float">
            <text:p>0.004214</text:p>
          </table:table-cell>
          <table:table-cell office:value-type="float" office:value="0.955706" calcext:value-type="float">
            <text:p>0.955706</text:p>
          </table:table-cell>
          <table:table-cell office:value-type="float" office:value="0.00125" calcext:value-type="float">
            <text:p>0.00125</text:p>
          </table:table-cell>
        </table:table-row>
        <table:table-row table:style-name="ro1">
          <table:table-cell office:value-type="string" calcext:value-type="string">
            <text:p>Fine Gael Party</text:p>
          </table:table-cell>
          <table:table-cell office:value-type="float" office:value="0.952792" calcext:value-type="float">
            <text:p>0.952792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975725" calcext:value-type="float">
            <text:p>0.97572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956959" calcext:value-type="float">
            <text:p>0.956959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977918" calcext:value-type="float">
            <text:p>0.977918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office:value-type="string" calcext:value-type="string">
            <text:p>Forza Italia</text:p>
          </table:table-cell>
          <table:table-cell office:value-type="float" office:value="0.937056" calcext:value-type="float">
            <text:p>0.937056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0.96724" calcext:value-type="float">
            <text:p>0.96724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934763" calcext:value-type="float">
            <text:p>0.934763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966007" calcext:value-type="float">
            <text:p>0.966007</text:p>
          </table:table-cell>
          <table:table-cell office:value-type="float" office:value="0.000285" calcext:value-type="float">
            <text:p>0.000285</text:p>
          </table:table-cell>
        </table:table-row>
        <table:table-row table:style-name="ro1">
          <table:table-cell office:value-type="string" calcext:value-type="string">
            <text:p>Freie Demokratische Partei</text:p>
          </table:table-cell>
          <table:table-cell office:value-type="float" office:value="0.957239" calcext:value-type="float">
            <text:p>0.957239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978043" calcext:value-type="float">
            <text:p>0.97804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939908" calcext:value-type="float">
            <text:p>0.939908</text:p>
          </table:table-cell>
          <table:table-cell office:value-type="float" office:value="0.000841" calcext:value-type="float">
            <text:p>0.000841</text:p>
          </table:table-cell>
          <table:table-cell office:value-type="float" office:value="0.968795" calcext:value-type="float">
            <text:p>0.968795</text:p>
          </table:table-cell>
          <table:table-cell office:value-type="float" office:value="0.000234" calcext:value-type="float">
            <text:p>0.000234</text:p>
          </table:table-cell>
        </table:table-row>
        <table:table-row table:style-name="ro1">
          <table:table-cell office:value-type="string" calcext:value-type="string">
            <text:p>Front de Gauche</text:p>
          </table:table-cell>
          <table:table-cell office:value-type="float" office:value="0.769557" calcext:value-type="float">
            <text:p>0.769557</text:p>
          </table:table-cell>
          <table:table-cell office:value-type="float" office:value="0.003454" calcext:value-type="float">
            <text:p>0.003454</text:p>
          </table:table-cell>
          <table:table-cell office:value-type="float" office:value="0.868506" calcext:value-type="float">
            <text:p>0.868506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763132" calcext:value-type="float">
            <text:p>0.763132</text:p>
          </table:table-cell>
          <table:table-cell office:value-type="float" office:value="0.005244" calcext:value-type="float">
            <text:p>0.005244</text:p>
          </table:table-cell>
          <table:table-cell office:value-type="float" office:value="0.863698" calcext:value-type="float">
            <text:p>0.863698</text:p>
          </table:table-cell>
          <table:table-cell office:value-type="float" office:value="0.002271" calcext:value-type="float">
            <text:p>0.002271</text:p>
          </table:table-cell>
        </table:table-row>
        <table:table-row table:style-name="ro1">
          <table:table-cell office:value-type="string" calcext:value-type="string">
            <text:p>Front national</text:p>
          </table:table-cell>
          <table:table-cell office:value-type="float" office:value="0.689844" calcext:value-type="float">
            <text:p>0.689844</text:p>
          </table:table-cell>
          <table:table-cell office:value-type="float" office:value="0.053813" calcext:value-type="float">
            <text:p>0.053813</text:p>
          </table:table-cell>
          <table:table-cell office:value-type="float" office:value="0.793346" calcext:value-type="float">
            <text:p>0.793346</text:p>
          </table:table-cell>
          <table:table-cell office:value-type="float" office:value="0.028705" calcext:value-type="float">
            <text:p>0.028705</text:p>
          </table:table-cell>
          <table:table-cell office:value-type="float" office:value="0.666949" calcext:value-type="float">
            <text:p>0.666949</text:p>
          </table:table-cell>
          <table:table-cell office:value-type="float" office:value="0.043755" calcext:value-type="float">
            <text:p>0.043755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023347" calcext:value-type="float">
            <text:p>0.023347</text:p>
          </table:table-cell>
        </table:table-row>
        <table:table-row table:style-name="ro1">
          <table:table-cell office:value-type="string" calcext:value-type="string">
            <text:p>Green Party</text:p>
          </table:table-cell>
          <table:table-cell office:value-type="float" office:value="0.974492" calcext:value-type="float">
            <text:p>0.974492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987072" calcext:value-type="float">
            <text:p>0.98707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961536" calcext:value-type="float">
            <text:p>0.961536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980285" calcext:value-type="float">
            <text:p>0.980285</text:p>
          </table:table-cell>
          <table:table-cell office:value-type="float" office:value="0.000107" calcext:value-type="float">
            <text:p>0.000107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float" office:value="0.876805" calcext:value-type="float">
            <text:p>0.876805</text:p>
          </table:table-cell>
          <table:table-cell office:value-type="float" office:value="0.003377" calcext:value-type="float">
            <text:p>0.003377</text:p>
          </table:table-cell>
          <table:table-cell office:value-type="float" office:value="0.933325" calcext:value-type="float">
            <text:p>0.933325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885741" calcext:value-type="float">
            <text:p>0.885741</text:p>
          </table:table-cell>
          <table:table-cell office:value-type="float" office:value="0.004234" calcext:value-type="float">
            <text:p>0.004234</text:p>
          </table:table-cell>
          <table:table-cell office:value-type="float" office:value="0.938129" calcext:value-type="float">
            <text:p>0.938129</text:p>
          </table:table-cell>
          <table:table-cell office:value-type="float" office:value="0.001378" calcext:value-type="float">
            <text:p>0.001378</text:p>
          </table:table-cell>
        </table:table-row>
        <table:table-row table:style-name="ro1">
          <table:table-cell office:value-type="string" calcext:value-type="string">
            <text:p>Izquierda Unida</text:p>
          </table:table-cell>
          <table:table-cell office:value-type="float" office:value="0.884518" calcext:value-type="float">
            <text:p>0.884518</text:p>
          </table:table-cell>
          <table:table-cell office:value-type="float" office:value="0.004645" calcext:value-type="float">
            <text:p>0.004645</text:p>
          </table:table-cell>
          <table:table-cell office:value-type="float" office:value="0.937333" calcext:value-type="float">
            <text:p>0.937333</text:p>
          </table:table-cell>
          <table:table-cell office:value-type="float" office:value="0.001472" calcext:value-type="float">
            <text:p>0.001472</text:p>
          </table:table-cell>
          <table:table-cell office:value-type="float" office:value="0.904218" calcext:value-type="float">
            <text:p>0.904218</text:p>
          </table:table-cell>
          <table:table-cell office:value-type="float" office:value="0.004365" calcext:value-type="float">
            <text:p>0.004365</text:p>
          </table:table-cell>
          <table:table-cell office:value-type="float" office:value="0.948433" calcext:value-type="float">
            <text:p>0.948433</text:p>
          </table:table-cell>
          <table:table-cell office:value-type="float" office:value="0.001333" calcext:value-type="float">
            <text:p>0.001333</text:p>
          </table:table-cell>
        </table:table-row>
        <table:table-row table:style-name="ro1">
          <table:table-cell office:value-type="string" calcext:value-type="string">
            <text:p>Kansallinen Kokoomus</text:p>
          </table:table-cell>
          <table:table-cell office:value-type="float" office:value="0.969758" calcext:value-type="float">
            <text:p>0.969758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984605" calcext:value-type="float">
            <text:p>0.9846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993072" calcext:value-type="float">
            <text:p>0.993072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996522" calcext:value-type="float">
            <text:p>0.996522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Labour Party</text:p>
          </table:table-cell>
          <table:table-cell office:value-type="float" office:value="0.952131" calcext:value-type="float">
            <text:p>0.952131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975387" calcext:value-type="float">
            <text:p>0.975387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967087" calcext:value-type="float">
            <text:p>0.967087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983089" calcext:value-type="float">
            <text:p>0.983089</text:p>
          </table:table-cell>
          <table:table-cell office:value-type="float" office:value="0.000185" calcext:value-type="float">
            <text:p>0.000185</text:p>
          </table:table-cell>
        </table:table-row>
        <table:table-row table:style-name="ro1">
          <table:table-cell office:value-type="string" calcext:value-type="string">
            <text:p>Lega Nord</text:p>
          </table:table-cell>
          <table:table-cell office:value-type="float" office:value="0.92084" calcext:value-type="float">
            <text:p>0.92084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.958699" calcext:value-type="float">
            <text:p>0.958699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921099" calcext:value-type="float">
            <text:p>0.921099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95882" calcext:value-type="float">
            <text:p>0.95882</text:p>
          </table:table-cell>
          <table:table-cell office:value-type="float" office:value="0.000113" calcext:value-type="float">
            <text:p>0.000113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float" office:value="0.954522" calcext:value-type="float">
            <text:p>0.954522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976577" calcext:value-type="float">
            <text:p>0.976577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953847" calcext:value-type="float">
            <text:p>0.953847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0.976243" calcext:value-type="float">
            <text:p>0.976243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 office:value-type="string" calcext:value-type="string">
            <text:p>Moderaterna</text:p>
          </table:table-cell>
          <table:table-cell office:value-type="float" office:value="0.988138" calcext:value-type="float">
            <text:p>0.988138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994016" calcext:value-type="float">
            <text:p>0.99401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974702" calcext:value-type="float">
            <text:p>0.97470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987161" calcext:value-type="float">
            <text:p>0.987161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string" calcext:value-type="string">
            <text:p>Mouvement Démocrate</text:p>
          </table:table-cell>
          <table:table-cell office:value-type="float" office:value="0.968791" calcext:value-type="float">
            <text:p>0.968791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9841" calcext:value-type="float">
            <text:p>0.984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973548" calcext:value-type="float">
            <text:p>0.973548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986558" calcext:value-type="float">
            <text:p>0.986558</text:p>
          </table:table-cell>
          <table:table-cell office:value-type="float" office:value="0.000039" calcext:value-type="float">
            <text:p>3.9E-05</text:p>
          </table:table-cell>
        </table:table-row>
        <table:table-row table:style-name="ro1">
          <table:table-cell office:value-type="string" calcext:value-type="string">
            <text:p>Movimento 5 Stelle</text:p>
          </table:table-cell>
          <table:table-cell office:value-type="float" office:value="0.766159" calcext:value-type="float">
            <text:p>0.766159</text:p>
          </table:table-cell>
          <table:table-cell office:value-type="float" office:value="0.028326" calcext:value-type="float">
            <text:p>0.028326</text:p>
          </table:table-cell>
          <table:table-cell office:value-type="float" office:value="0.856916" calcext:value-type="float">
            <text:p>0.856916</text:p>
          </table:table-cell>
          <table:table-cell office:value-type="float" office:value="0.012653" calcext:value-type="float">
            <text:p>0.012653</text:p>
          </table:table-cell>
          <table:table-cell office:value-type="float" office:value="0.776735" calcext:value-type="float">
            <text:p>0.776735</text:p>
          </table:table-cell>
          <table:table-cell office:value-type="float" office:value="0.027664" calcext:value-type="float">
            <text:p>0.027664</text:p>
          </table:table-cell>
          <table:table-cell office:value-type="float" office:value="0.863821" calcext:value-type="float">
            <text:p>0.863821</text:p>
          </table:table-cell>
          <table:table-cell office:value-type="float" office:value="0.012717" calcext:value-type="float">
            <text:p>0.012717</text:p>
          </table:table-cell>
        </table:table-row>
        <table:table-row table:style-name="ro1">
          <table:table-cell office:value-type="string" calcext:value-type="string">
            <text:p>Nea Demokratia</text:p>
          </table:table-cell>
          <table:table-cell office:value-type="float" office:value="0.953447" calcext:value-type="float">
            <text:p>0.953447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976073" calcext:value-type="float">
            <text:p>0.976073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967182" calcext:value-type="float">
            <text:p>0.96718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983288" calcext:value-type="float">
            <text:p>0.983288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string" calcext:value-type="string">
            <text:p>PODEMOS</text:p>
          </table:table-cell>
          <table:table-cell office:value-type="float" office:value="0.965974" calcext:value-type="float">
            <text:p>0.965974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982679" calcext:value-type="float">
            <text:p>0.982679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984162" calcext:value-type="float">
            <text:p>0.984162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992005" calcext:value-type="float">
            <text:p>0.9920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string" calcext:value-type="string">
            <text:p>Parti socialiste</text:p>
          </table:table-cell>
          <table:table-cell office:value-type="float" office:value="0.962506" calcext:value-type="float">
            <text:p>0.962506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980786" calcext:value-type="float">
            <text:p>0.98078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967115" calcext:value-type="float">
            <text:p>0.967115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983174" calcext:value-type="float">
            <text:p>0.983174</text:p>
          </table:table-cell>
          <table:table-cell office:value-type="float" office:value="0.000111" calcext:value-type="float">
            <text:p>0.000111</text:p>
          </table:table-cell>
        </table:table-row>
        <table:table-row table:style-name="ro1">
          <table:table-cell office:value-type="string" calcext:value-type="string">
            <text:p>Partido Popular</text:p>
          </table:table-cell>
          <table:table-cell office:value-type="float" office:value="0.952053" calcext:value-type="float">
            <text:p>0.952053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975297" calcext:value-type="float">
            <text:p>0.975297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947046" calcext:value-type="float">
            <text:p>0.947046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972599" calcext:value-type="float">
            <text:p>0.972599</text:p>
          </table:table-cell>
          <table:table-cell office:value-type="float" office:value="0.000211" calcext:value-type="float">
            <text:p>0.000211</text:p>
          </table:table-cell>
        </table:table-row>
        <table:table-row table:style-name="ro1">
          <table:table-cell office:value-type="string" calcext:value-type="string">
            <text:p>Partido Socialista Obrero Espanol</text:p>
          </table:table-cell>
          <table:table-cell office:value-type="float" office:value="0.955225" calcext:value-type="float">
            <text:p>0.955225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977026" calcext:value-type="float">
            <text:p>0.977026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957026" calcext:value-type="float">
            <text:p>0.957026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977922" calcext:value-type="float">
            <text:p>0.977922</text:p>
          </table:table-cell>
          <table:table-cell office:value-type="float" office:value="0.000122" calcext:value-type="float">
            <text:p>0.000122</text:p>
          </table:table-cell>
        </table:table-row>
        <table:table-row table:style-name="ro1">
          <table:table-cell office:value-type="string" calcext:value-type="string">
            <text:p>Partidul Naţional Liberal</text:p>
          </table:table-cell>
          <table:table-cell office:value-type="float" office:value="0.951854" calcext:value-type="float">
            <text:p>0.951854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975019" calcext:value-type="float">
            <text:p>0.975019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951854" calcext:value-type="float">
            <text:p>0.951854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975019" calcext:value-type="float">
            <text:p>0.975019</text:p>
          </table:table-cell>
          <table:table-cell office:value-type="float" office:value="0.000323" calcext:value-type="float">
            <text:p>0.000323</text:p>
          </table:table-cell>
        </table:table-row>
        <table:table-row table:style-name="ro1">
          <table:table-cell office:value-type="string" calcext:value-type="string">
            <text:p>Partij van de Arbeid</text:p>
          </table:table-cell>
          <table:table-cell office:value-type="float" office:value="0.977261" calcext:value-type="float">
            <text:p>0.97726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988468" calcext:value-type="float">
            <text:p>0.988468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986456" calcext:value-type="float">
            <text:p>0.98645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99318" calcext:value-type="float">
            <text:p>0.99318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Partija 'VIENOTIBA'</text:p>
          </table:table-cell>
          <table:table-cell office:value-type="float" office:value="0.969931" calcext:value-type="float">
            <text:p>0.969931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984714" calcext:value-type="float">
            <text:p>0.984714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97227" calcext:value-type="float">
            <text:p>0.97227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985934" calcext:value-type="float">
            <text:p>0.985934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string" calcext:value-type="string">
            <text:p>Partit Nazzjonalista</text:p>
          </table:table-cell>
          <table:table-cell office:value-type="float" office:value="0.92711" calcext:value-type="float">
            <text:p>0.92711</text:p>
          </table:table-cell>
          <table:table-cell office:value-type="float" office:value="0.000897" calcext:value-type="float">
            <text:p>0.000897</text:p>
          </table:table-cell>
          <table:table-cell office:value-type="float" office:value="0.961927" calcext:value-type="float">
            <text:p>0.961927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912832" calcext:value-type="float">
            <text:p>0.912832</text:p>
          </table:table-cell>
          <table:table-cell office:value-type="float" office:value="0.001853" calcext:value-type="float">
            <text:p>0.001853</text:p>
          </table:table-cell>
          <table:table-cell office:value-type="float" office:value="0.953907" calcext:value-type="float">
            <text:p>0.953907</text:p>
          </table:table-cell>
          <table:table-cell office:value-type="float" office:value="0.000539" calcext:value-type="float">
            <text:p>0.000539</text:p>
          </table:table-cell>
        </table:table-row>
        <table:table-row table:style-name="ro1">
          <table:table-cell office:value-type="string" calcext:value-type="string">
            <text:p>Partito Democratico</text:p>
          </table:table-cell>
          <table:table-cell office:value-type="float" office:value="0.956741" calcext:value-type="float">
            <text:p>0.956741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97775" calcext:value-type="float">
            <text:p>0.9777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95668" calcext:value-type="float">
            <text:p>0.95668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977745" calcext:value-type="float">
            <text:p>0.977745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 office:value-type="string" calcext:value-type="string">
            <text:p>Platforma Obywatelska</text:p>
          </table:table-cell>
          <table:table-cell office:value-type="float" office:value="0.948884" calcext:value-type="float">
            <text:p>0.948884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973494" calcext:value-type="float">
            <text:p>0.973494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944588" calcext:value-type="float">
            <text:p>0.944588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.971152" calcext:value-type="float">
            <text:p>0.971152</text:p>
          </table:table-cell>
          <table:table-cell office:value-type="float" office:value="0.000365" calcext:value-type="float">
            <text:p>0.000365</text:p>
          </table:table-cell>
        </table:table-row>
        <table:table-row table:style-name="ro1">
          <table:table-cell office:value-type="string" calcext:value-type="string">
            <text:p>Prawo i Sprawiedliwość</text:p>
          </table:table-cell>
          <table:table-cell office:value-type="float" office:value="0.808442" calcext:value-type="float">
            <text:p>0.808442</text:p>
          </table:table-cell>
          <table:table-cell office:value-type="float" office:value="0.016413" calcext:value-type="float">
            <text:p>0.016413</text:p>
          </table:table-cell>
          <table:table-cell office:value-type="float" office:value="0.888547" calcext:value-type="float">
            <text:p>0.888547</text:p>
          </table:table-cell>
          <table:table-cell office:value-type="float" office:value="0.006094" calcext:value-type="float">
            <text:p>0.006094</text:p>
          </table:table-cell>
          <table:table-cell office:value-type="float" office:value="0.81631" calcext:value-type="float">
            <text:p>0.81631</text:p>
          </table:table-cell>
          <table:table-cell office:value-type="float" office:value="0.016789" calcext:value-type="float">
            <text:p>0.016789</text:p>
          </table:table-cell>
          <table:table-cell office:value-type="float" office:value="0.893279" calcext:value-type="float">
            <text:p>0.893279</text:p>
          </table:table-cell>
          <table:table-cell office:value-type="float" office:value="0.006138" calcext:value-type="float">
            <text:p>0.006138</text:p>
          </table:table-cell>
        </table:table-row>
        <table:table-row table:style-name="ro1">
          <table:table-cell office:value-type="string" calcext:value-type="string">
            <text:p>Sinn Féin</text:p>
          </table:table-cell>
          <table:table-cell office:value-type="float" office:value="0.908554" calcext:value-type="float">
            <text:p>0.908554</text:p>
          </table:table-cell>
          <table:table-cell office:value-type="float" office:value="0.002301" calcext:value-type="float">
            <text:p>0.002301</text:p>
          </table:table-cell>
          <table:table-cell office:value-type="float" office:value="0.951435" calcext:value-type="float">
            <text:p>0.951435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91399" calcext:value-type="float">
            <text:p>0.91399</text:p>
          </table:table-cell>
          <table:table-cell office:value-type="float" office:value="0.002892" calcext:value-type="float">
            <text:p>0.002892</text:p>
          </table:table-cell>
          <table:table-cell office:value-type="float" office:value="0.954253" calcext:value-type="float">
            <text:p>0.954253</text:p>
          </table:table-cell>
          <table:table-cell office:value-type="float" office:value="0.000831" calcext:value-type="float">
            <text:p>0.000831</text:p>
          </table:table-cell>
        </table:table-row>
        <table:table-row table:style-name="ro1">
          <table:table-cell office:value-type="string" calcext:value-type="string">
            <text:p>Slovenska demokratska stranka</text:p>
          </table:table-cell>
          <table:table-cell office:value-type="float" office:value="0.992509" calcext:value-type="float">
            <text:p>0.99250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996234" calcext:value-type="float">
            <text:p>0.996234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994987" calcext:value-type="float">
            <text:p>0.9949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string" calcext:value-type="string">
            <text:p>Socialdemokratiet</text:p>
          </table:table-cell>
          <table:table-cell office:value-type="float" office:value="0.915141" calcext:value-type="float">
            <text:p>0.915141</text:p>
          </table:table-cell>
          <table:table-cell office:value-type="float" office:value="0.000597" calcext:value-type="float">
            <text:p>0.000597</text:p>
          </table:table-cell>
          <table:table-cell office:value-type="float" office:value="0.95552" calcext:value-type="float">
            <text:p>0.95552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915141" calcext:value-type="float">
            <text:p>0.915141</text:p>
          </table:table-cell>
          <table:table-cell office:value-type="float" office:value="0.000597" calcext:value-type="float">
            <text:p>0.000597</text:p>
          </table:table-cell>
          <table:table-cell office:value-type="float" office:value="0.95552" calcext:value-type="float">
            <text:p>0.95552</text:p>
          </table:table-cell>
          <table:table-cell office:value-type="float" office:value="0.000178" calcext:value-type="float">
            <text:p>0.000178</text:p>
          </table:table-cell>
        </table:table-row>
        <table:table-row table:style-name="ro1">
          <table:table-cell office:value-type="string" calcext:value-type="string">
            <text:p>Sozialdemokratische Partei Deutschlands</text:p>
          </table:table-cell>
          <table:table-cell office:value-type="float" office:value="0.955397" calcext:value-type="float">
            <text:p>0.955397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977074" calcext:value-type="float">
            <text:p>0.97707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58476" calcext:value-type="float">
            <text:p>0.958476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0.978638" calcext:value-type="float">
            <text:p>0.978638</text:p>
          </table:table-cell>
          <table:table-cell office:value-type="float" office:value="0.000164" calcext:value-type="float">
            <text:p>0.000164</text:p>
          </table:table-cell>
        </table:table-row>
        <table:table-row table:style-name="ro1">
          <table:table-cell office:value-type="string" calcext:value-type="string">
            <text:p>Sozialdemokratische Partei Österreichs</text:p>
          </table:table-cell>
          <table:table-cell office:value-type="float" office:value="0.986712" calcext:value-type="float">
            <text:p>0.986712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993292" calcext:value-type="float">
            <text:p>0.993292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81183" calcext:value-type="float">
            <text:p>0.981183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990479" calcext:value-type="float">
            <text:p>0.990479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string" calcext:value-type="string">
            <text:p>United Kingdom Independence Party</text:p>
          </table:table-cell>
          <table:table-cell office:value-type="float" office:value="0.296646" calcext:value-type="float">
            <text:p>0.296646</text:p>
          </table:table-cell>
          <table:table-cell office:value-type="float" office:value="0.076223" calcext:value-type="float">
            <text:p>0.076223</text:p>
          </table:table-cell>
          <table:table-cell office:value-type="float" office:value="0.394336" calcext:value-type="float">
            <text:p>0.394336</text:p>
          </table:table-cell>
          <table:table-cell office:value-type="float" office:value="0.091016" calcext:value-type="float">
            <text:p>0.091016</text:p>
          </table:table-cell>
          <table:table-cell office:value-type="float" office:value="0.471314" calcext:value-type="float">
            <text:p>0.471314</text:p>
          </table:table-cell>
          <table:table-cell office:value-type="float" office:value="0.102605" calcext:value-type="float">
            <text:p>0.102605</text:p>
          </table:table-cell>
          <table:table-cell office:value-type="float" office:value="0.574423" calcext:value-type="float">
            <text:p>0.574423</text:p>
          </table:table-cell>
          <table:table-cell office:value-type="float" office:value="0.095373" calcext:value-type="float">
            <text:p>0.095373</text:p>
          </table:table-cell>
        </table:table-row>
        <table:table-row table:style-name="ro1">
          <table:table-cell office:value-type="string" calcext:value-type="string">
            <text:p>Österreichische Volkspartei</text:p>
          </table:table-cell>
          <table:table-cell office:value-type="float" office:value="0.963297" calcext:value-type="float">
            <text:p>0.963297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981269" calcext:value-type="float">
            <text:p>0.981269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961348" calcext:value-type="float">
            <text:p>0.961348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980219" calcext:value-type="float">
            <text:p>0.980219</text:p>
          </table:table-cell>
          <table:table-cell office:value-type="float" office:value="0.000075" calcext:value-type="float">
            <text:p>7.5E-05</text:p>
          </table:table-cell>
        </table:table-row>
        <table:table-row table:style-name="ro1">
          <table:table-cell office:value-type="string" calcext:value-type="string">
            <text:p>Česká strana sociálně demokratická</text:p>
          </table:table-cell>
          <table:table-cell office:value-type="float" office:value="0.980884" calcext:value-type="float">
            <text:p>0.980884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99034" calcext:value-type="float">
            <text:p>0.99034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78639" calcext:value-type="float">
            <text:p>0.978639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989178" calcext:value-type="float">
            <text:p>0.989178</text:p>
          </table:table-cell>
          <table:table-cell office:value-type="float" office:value="0.000026" calcext:value-type="float">
            <text:p>2.6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02:43:09.439735682</meta:creation-date>
    <dc:date>2019-02-03T02:43:31.009698452</dc:date>
    <meta:editing-duration>PT21S</meta:editing-duration>
    <meta:editing-cycles>1</meta:editing-cycles>
    <meta:document-statistic meta:table-count="1" meta:cell-count="432" meta:object-count="0"/>
    <meta:generator>LibreOffice/6.1.4.2$Linux_X86_64 LibreOffice_project/10$Build-2</meta:generator>
  </office:meta>
</office:document-meta>
</file>